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 text:c="1"/><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 text:c="1"/><text:span text:style-name="span_Paragraph1_scrSection_scrBook_scrBody"><text:span text:style-name="VerseNumber1_Paragraph1_scrSection_scrBook_scrBody">1 </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a xlink:type="simple" xlink:href="#f06c1ac15-935c-4ff4-99f9-257a5372c48a">c</text:a></text:span><text:span text:style-name="span_Paragraph_scrSection_scrSection_scrBook_scrBody"> 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fo:orphans="2" fo:widows="2"/>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fo:orphans="2" fo:widows="2"/>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9pt" style:font-size-complex="9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Mangal"/>
    </style:style>
    <style:style style:name="span_.hi" style:family="paragraph" style:parent-style-name="none">
      <style:text-properties fo:font-family="Manga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DaunPenh"/>
    </style:style>
    <style:style style:name="span_.km" style:family="paragraph" style:parent-style-name="none">
      <style:text-properties fo:font-family="DaunPenh"/>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fo:orphans="2" fo:widows="2"/>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break-before="page"/>
      <style:text-properties text:display="block"/>
    </style:style>
    <style:style style:name="VerseNumber" style:family="paragraph" style:parent-style-name="none">
      <style:paragraph-properties fo:text-indent="0pt" fo:margin-left="0pt"/>
      <style:text-properties fo:font-size="9pt" style:text-position="super 55%"/>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Times New Roman"/>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margin-top="32.59842pt" fo:margin-right="42.51968pt" fo:margin-bottom="32.59842pt" fo:margin-left="42.51968pt" fo:page-width="459.2126pt" fo:page-height="649.1339pt"/>
    </style:page-layout>
    <style:page-layout style:name="pm13">
      <style:page-layout-properties fo:margin-top="32.59842pt" fo:margin-right="42.51968pt" fo:margin-bottom="32.59842pt" fo:margin-left="42.51968pt" fo:page-width="459.2126pt" fo:page-height="649.1339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10-01T09:54:23</meta:creation-date>
    <dc:creator>Trihus</dc:creator>
    <dc:date>2012-10-01T09:54:2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3.0.2622</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PsExport\TestFiles\Output\T9\PreservePartFile1"
Const IsPreview = "False"
Const RunMacroFirstTime = "True"
Const IsCoverImageInserted = "false"
'Changed On Sep-25-2012 for TD-3222(CoverPage Image not centered in Pdf (Using OpenOffic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On Error GoTo MyError:
	TurnOffNonPrintingCharacters() 
	
	AlingOverlappingImages()

	UpdateTOC()
	

	'SetImageToCoverPage()
	If IsCoverImageInserted = "true" And Right(Trim(ThisComponent.Title),4) = ".odm" Then
		SetImageToCoverPage()
	End If
	
	If CanSave Then
		oDoc = ThisComponent 
		oDoc.store() 
	End If
	
	If Lcase(OutputFormat) &lt;&gt; "odt" And Len(Trim(OutputFormat)) &gt; 0 Then
		ExportToDOC_PDF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